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"/>
  <manifest:file-entry manifest:full-path="ObjectReplacements/Object 13" manifest:media-type=""/>
  <manifest:file-entry manifest:full-path="ObjectReplacements/Object 26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4502e3" style:font-size-asian="12pt" style:font-size-complex="12pt"/>
    </style:style>
    <style:style style:name="P2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" fo:font-size="12pt" fo:language="uk" fo:country="UA" officeooo:paragraph-rsid="001a6335" style:font-size-asian="12pt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dc853" style:font-name-asian="Noto Sans CJK SC Regular" style:font-size-asian="12pt" style:font-name-complex="FreeSans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bfcd0" style:font-name-asian="Noto Sans CJK SC Regular" style:font-size-asian="12pt" style:font-name-complex="FreeSans" style:font-size-complex="12pt"/>
    </style:style>
    <style:style style:name="P5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1a6335" style:font-name-asian="Noto Sans CJK SC Regular" style:font-size-asian="12pt" style:font-name-complex="FreeSans" style:font-size-complex="12pt"/>
    </style:style>
    <style:style style:name="P6" style:family="paragraph" style:parent-style-name="Standard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officeooo:rsid="00228538" officeooo:paragraph-rsid="00228538" style:font-name-asian="Noto Sans CJK SC Regular" style:font-size-asian="12pt" style:font-name-complex="FreeSans" style:font-size-complex="12pt"/>
    </style:style>
    <style:style style:name="P7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style:page-number="auto" fo:background-color="transparent"/>
      <style:text-properties style:font-name="Times New Roman" fo:font-size="12pt" fo:language="uk" fo:country="UA" officeooo:rsid="001bfcd0" officeooo:paragraph-rsid="00498448" style:font-size-asian="12pt" style:font-size-complex="12pt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1bfcd0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618c51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4b89fb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3ff408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46754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623da0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4d6c9f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35cc4c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9c710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c6aae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6776ef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614907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51c548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40232e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2f5486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paragraph-rsid="00596a8a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46b39a" style:font-name-asian="Noto Sans CJK SC Regular" style:font-size-asian="12pt" style:font-name-complex="FreeSans" style:font-size-complex="12pt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35cc4c" style:font-name-asian="Noto Sans CJK SC Regular" style:font-size-asian="12pt" style:font-name-complex="FreeSans" style:font-size-complex="12pt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623da0" style:font-name-asian="Noto Sans CJK SC Regular" style:font-size-asian="12pt" style:font-name-complex="FreeSans" style:font-size-complex="12pt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1a6335" officeooo:paragraph-rsid="0023608f" style:font-name-asian="Noto Sans CJK SC Regular" style:font-size-asian="12pt" style:font-name-complex="FreeSans" style:font-size-complex="12pt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fo:language="uk" fo:country="UA" officeooo:rsid="00242283" officeooo:paragraph-rsid="00347f11" style:font-name-asian="Noto Sans CJK SC Regular" style:font-size-asian="12pt" style:font-name-complex="FreeSans" style:font-size-complex="12pt"/>
    </style:style>
    <style:style style:name="P2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2ecd8f" style:font-size-asian="12pt" style:font-size-complex="12pt"/>
    </style:style>
    <style:style style:name="P3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660b82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655c92" style:font-size-asian="12pt" style:font-size-complex="12pt"/>
    </style:style>
    <style:style style:name="P32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ize="12pt" officeooo:paragraph-rsid="00682a4e" style:font-size-asian="12pt" style:font-size-complex="12pt"/>
    </style:style>
    <style:style style:name="P33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634e1" officeooo:paragraph-rsid="002b0f94"/>
    </style:style>
    <style:style style:name="P34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officeooo:rsid="00282d0e" officeooo:paragraph-rsid="0029c710"/>
    </style:style>
    <style:style style:name="P35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2ecd8f" officeooo:paragraph-rsid="002f5486" style:font-style-asian="normal" style:font-style-complex="normal"/>
    </style:style>
    <style:style style:name="P36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2ecd8f" officeooo:paragraph-rsid="005e4316" style:font-style-asian="normal" style:font-style-complex="normal"/>
    </style:style>
    <style:style style:name="P37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1c6eb" officeooo:paragraph-rsid="0041c6eb" style:font-style-asian="normal" style:font-style-complex="normal"/>
    </style:style>
    <style:style style:name="P38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font-name="Times New Roman" fo:font-style="normal" officeooo:rsid="0043a15b" officeooo:paragraph-rsid="0043a15b" style:font-style-asian="normal" style:font-style-complex="normal"/>
    </style:style>
    <style:style style:name="P39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officeooo:paragraph-rsid="003c7d60"/>
    </style:style>
    <style:style style:name="P40" style:family="paragraph" style:parent-style-name="Standard" style:list-style-name="L1">
      <loext:graphic-properties draw:fill="none"/>
      <style:paragraph-properties fo:margin-left="0in" fo:margin-right="-0.5in" fo:margin-top="0.0402in" fo:margin-bottom="0.0402in" loext:contextual-spacing="false" fo:text-align="justify" style:justify-single-word="false" fo:text-indent="0in" style:auto-text-indent="false" fo:background-color="transparent"/>
      <style:text-properties style:text-position="0% 100%" style:font-name="Times New Roman" fo:font-size="12pt" fo:language="uk" fo:country="UA" fo:font-style="normal" officeooo:rsid="00331474" officeooo:paragraph-rsid="0036f0c3" style:font-name-asian="Noto Sans CJK SC Regular" style:font-size-asian="12pt" style:font-style-asian="normal" style:font-name-complex="FreeSans" style:font-size-complex="12pt" style:font-style-complex="normal"/>
    </style:style>
    <style:style style:name="T1" style:family="text">
      <style:text-properties fo:font-style="italic" style:font-name-asian="Noto Sans CJK SC Regular" style:font-style-asian="italic" style:font-name-complex="FreeSans" style:font-style-complex="italic"/>
    </style:style>
    <style:style style:name="T2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-asian="Noto Sans CJK SC Regular" style:font-name-complex="FreeSans"/>
    </style:style>
    <style:style style:name="T5" style:family="text">
      <style:text-properties officeooo:rsid="001a6335" style:font-name-asian="Noto Sans CJK SC Regular" style:font-name-complex="FreeSans"/>
    </style:style>
    <style:style style:name="T6" style:family="text">
      <style:text-properties officeooo:rsid="004502e3" style:font-name-asian="Noto Sans CJK SC Regular" style:font-name-complex="FreeSans"/>
    </style:style>
    <style:style style:name="T7" style:family="text">
      <style:text-properties officeooo:rsid="001dc853" style:font-name-asian="Noto Sans CJK SC Regular" style:font-name-complex="FreeSans"/>
    </style:style>
    <style:style style:name="T8" style:family="text">
      <style:text-properties officeooo:rsid="0046f8b1" style:font-name-asian="Noto Sans CJK SC Regular" style:font-name-complex="FreeSans"/>
    </style:style>
    <style:style style:name="T9" style:family="text">
      <style:text-properties officeooo:rsid="001bfcd0"/>
    </style:style>
    <style:style style:name="T10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11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12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3" style:family="text">
      <style:text-properties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4" style:family="text">
      <style:text-properties fo:font-size="12pt" fo:language="uk" fo:country="UA" officeooo:rsid="001a6335" style:font-size-asian="12pt" style:font-size-complex="12pt"/>
    </style:style>
    <style:style style:name="T15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16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17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18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19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0" style:family="text">
      <style:text-properties fo:font-size="12pt" fo:language="uk" fo:country="UA" officeooo:rsid="00228538" style:font-name-asian="Noto Sans CJK SC Regular" style:font-size-asian="12pt" style:font-name-complex="FreeSans" style:font-size-complex="12pt"/>
    </style:style>
    <style:style style:name="T21" style:family="text">
      <style:text-properties fo:font-size="12pt" fo:language="uk" fo:country="UA" officeooo:rsid="00209c53" style:font-name-asian="Noto Sans CJK SC Regular" style:font-size-asian="12pt" style:font-name-complex="FreeSans" style:font-size-complex="12pt"/>
    </style:style>
    <style:style style:name="T22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3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4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5" style:family="text">
      <style:text-properties fo:font-size="12pt" fo:language="uk" fo:country="UA" officeooo:rsid="00389a2e" style:font-name-asian="Noto Sans CJK SC Regular" style:font-size-asian="12pt" style:font-name-complex="FreeSans" style:font-size-complex="12pt"/>
    </style:style>
    <style:style style:name="T26" style:family="text">
      <style:text-properties fo:font-size="12pt" fo:language="uk" fo:country="UA" officeooo:rsid="003f9084" style:font-name-asian="Noto Sans CJK SC Regular" style:font-size-asian="12pt" style:font-name-complex="FreeSans" style:font-size-complex="12pt"/>
    </style:style>
    <style:style style:name="T27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8" style:family="text">
      <style:text-properties style:text-position="sub 58%"/>
    </style:style>
    <style:style style:name="T29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30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31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32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33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34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35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36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37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38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39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40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41" style:family="text">
      <style:text-properties style:text-position="sub 58%" fo:font-size="12pt" fo:language="uk" fo:country="UA" officeooo:rsid="0040232e" style:font-name-asian="Times New Roman1" style:font-size-asian="12pt" style:font-name-complex="Times New Roman1" style:font-size-complex="12pt"/>
    </style:style>
    <style:style style:name="T42" style:family="text">
      <style:text-properties style:text-position="sub 58%" style:font-name-asian="Noto Sans CJK SC Regular" style:font-name-complex="FreeSans"/>
    </style:style>
    <style:style style:name="T43" style:family="text">
      <style:text-properties style:text-position="sub 58%" officeooo:rsid="001a6335" style:font-name-asian="Noto Sans CJK SC Regular" style:font-name-complex="FreeSans"/>
    </style:style>
    <style:style style:name="T44" style:family="text">
      <style:text-properties style:text-position="sub 58%" officeooo:rsid="004502e3" style:font-name-asian="Noto Sans CJK SC Regular" style:font-name-complex="FreeSans"/>
    </style:style>
    <style:style style:name="T45" style:family="text">
      <style:text-properties style:text-position="sub 58%" officeooo:rsid="000c6998"/>
    </style:style>
    <style:style style:name="T46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47" style:family="text">
      <style:text-properties style:text-position="sub 58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48" style:family="text">
      <style:text-properties style:text-position="sub 58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49" style:family="text">
      <style:text-properties style:text-position="sub 58%" fo:language="uk" fo:country="UA" fo:font-style="normal" officeooo:rsid="002f5486" style:font-name-asian="Noto Sans CJK SC Regular" style:font-style-asian="normal" style:font-name-complex="FreeSans" style:font-style-complex="normal"/>
    </style:style>
    <style:style style:name="T50" style:family="text">
      <style:text-properties officeooo:rsid="001cb0ba"/>
    </style:style>
    <style:style style:name="T51" style:family="text">
      <style:text-properties officeooo:rsid="001dc853"/>
    </style:style>
    <style:style style:name="T52" style:family="text">
      <style:text-properties style:text-position="0% 100%"/>
    </style:style>
    <style:style style:name="T53" style:family="text">
      <style:text-properties style:text-position="0% 100%" officeooo:rsid="001dc853" style:font-name-asian="Symbola" style:font-name-complex="Symbola"/>
    </style:style>
    <style:style style:name="T54" style:family="text">
      <style:text-properties style:text-position="0% 100%" officeooo:rsid="001608ae" style:font-name-asian="Symbola" style:font-name-complex="Symbola"/>
    </style:style>
    <style:style style:name="T55" style:family="text">
      <style:text-properties style:text-position="0% 100%" fo:font-style="italic" officeooo:rsid="00228538" style:font-style-asian="italic" style:font-style-complex="italic"/>
    </style:style>
    <style:style style:name="T56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57" style:family="text">
      <style:text-properties style:text-position="0% 100%" officeooo:rsid="001bfcd0"/>
    </style:style>
    <style:style style:name="T58" style:family="text">
      <style:text-properties style:text-position="0% 100%" officeooo:rsid="0023608f"/>
    </style:style>
    <style:style style:name="T59" style:family="text">
      <style:text-properties style:text-position="0% 100%" officeooo:rsid="00228538"/>
    </style:style>
    <style:style style:name="T60" style:family="text">
      <style:text-properties style:text-position="0% 100%" fo:font-style="normal" officeooo:rsid="00228538" style:font-style-asian="normal" style:font-style-complex="normal"/>
    </style:style>
    <style:style style:name="T61" style:family="text">
      <style:text-properties style:text-position="0% 100%" fo:font-style="normal" officeooo:rsid="001dc853" style:font-style-asian="normal" style:font-style-complex="normal"/>
    </style:style>
    <style:style style:name="T62" style:family="text">
      <style:text-properties style:text-position="0% 100%" fo:font-style="normal" officeooo:rsid="002452e3" style:font-style-asian="normal" style:font-style-complex="normal"/>
    </style:style>
    <style:style style:name="T63" style:family="text">
      <style:text-properties style:text-position="0% 100%" fo:font-style="normal" officeooo:rsid="0029c710" style:font-style-asian="normal" style:font-style-complex="normal"/>
    </style:style>
    <style:style style:name="T64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65" style:family="text">
      <style:text-properties style:text-position="0% 100%" fo:font-style="normal" officeooo:rsid="002452e3" style:font-name-asian="Noto Sans CJK SC Regular" style:font-style-asian="normal" style:font-name-complex="FreeSans" style:font-style-complex="normal"/>
    </style:style>
    <style:style style:name="T66" style:family="text">
      <style:text-properties style:text-position="0% 100%" officeooo:rsid="00242283"/>
    </style:style>
    <style:style style:name="T67" style:family="text">
      <style:text-properties style:text-position="0% 100%" officeooo:rsid="0023608f" style:font-name-asian="Symbol" style:font-name-complex="Symbol1"/>
    </style:style>
    <style:style style:name="T68" style:family="text">
      <style:text-properties style:text-position="0% 100%" officeooo:rsid="001dc853" style:font-name-asian="Times New Roman1" style:font-name-complex="Times New Roman1"/>
    </style:style>
    <style:style style:name="T69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70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71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72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73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74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75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76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77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78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79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3a947a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3c7d60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135bf8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officeooo:rsid="005e4316" style:font-name-asian="Noto Sans CJK SC Regular" style:font-size-asian="12pt" style:font-name-complex="FreeSans" style:font-size-complex="12pt"/>
    </style:style>
    <style:style style:name="T84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85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86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87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88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89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90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91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92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93" style:family="text">
      <style:text-properties style:text-position="0% 100%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94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95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96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97" style:family="text">
      <style:text-properties style:text-position="0% 100%" fo:font-size="12pt" fo:language="uk" fo:country="UA" fo:font-style="italic" officeooo:rsid="000b9962" style:font-name-asian="Noto Sans CJK SC Regular" style:font-size-asian="12pt" style:font-style-asian="italic" style:font-name-complex="FreeSans" style:font-size-complex="12pt" style:font-style-complex="italic"/>
    </style:style>
    <style:style style:name="T98" style:family="text">
      <style:text-properties style:text-position="0% 100%" fo:font-size="12pt" fo:language="uk" fo:country="UA" fo:font-style="italic" officeooo:rsid="002cf273" style:font-name-asian="Noto Sans CJK SC Regular" style:font-size-asian="12pt" style:font-style-asian="italic" style:font-name-complex="FreeSans" style:font-size-complex="12pt" style:font-style-complex="italic"/>
    </style:style>
    <style:style style:name="T99" style:family="text">
      <style:text-properties style:text-position="0% 100%" fo:font-size="12pt" fo:language="uk" fo:country="UA" fo:font-style="italic" officeooo:rsid="00135bf8" style:font-name-asian="Symbola" style:font-size-asian="12pt" style:font-style-asian="italic" style:font-name-complex="Symbola" style:font-size-complex="12pt" style:font-style-complex="italic"/>
    </style:style>
    <style:style style:name="T100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101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102" style:family="text">
      <style:text-properties style:text-position="0% 100%" fo:font-size="12pt" fo:language="uk" fo:country="UA" fo:font-style="italic" officeooo:rsid="003c7d60" style:font-name-asian="Times New Roman1" style:font-size-asian="12pt" style:font-style-asian="italic" style:font-name-complex="Times New Roman1" style:font-size-complex="12pt" style:font-style-complex="italic"/>
    </style:style>
    <style:style style:name="T103" style:family="text">
      <style:text-properties style:text-position="0% 100%" fo:font-size="12pt" fo:language="uk" fo:country="UA" fo:font-style="italic" officeooo:rsid="003e152a" style:font-name-asian="Times New Roman1" style:font-size-asian="12pt" style:font-style-asian="italic" style:font-name-complex="Times New Roman1" style:font-size-complex="12pt" style:font-style-complex="italic"/>
    </style:style>
    <style:style style:name="T104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35cc4c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5e6584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2c6aae" style:font-name-asian="Noto Sans CJK SC Regular" style:font-size-asian="12pt" style:font-style-asian="normal" style:font-name-complex="FreeSans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0624d2" style:font-name-asian="Noto Sans CJK SC Regular" style:font-size-asian="12pt" style:font-style-asian="normal" style:font-name-complex="FreeSans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35cc4c" style:font-name-asian="Symbola" style:font-size-asian="12pt" style:font-style-asian="normal" style:font-name-complex="Symbola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246311" style:font-name-asian="Symbola" style:font-size-asian="12pt" style:font-style-asian="normal" style:font-name-complex="Symbola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0624d2" style:font-name-asian="Symbola" style:font-size-asian="12pt" style:font-style-asian="normal" style:font-name-complex="Symbola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46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47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48" style:family="text">
      <style:text-properties style:text-position="0% 100%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49" style:family="text">
      <style:text-properties style:text-position="0% 100%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50" style:family="text">
      <style:text-properties style:text-position="0% 100%" fo:font-size="12pt" fo:language="uk" fo:country="UA" fo:font-style="normal" officeooo:rsid="003e3f3a" style:font-name-asian="Times New Roman1" style:font-size-asian="12pt" style:font-style-asian="normal" style:font-name-complex="Times New Roman1" style:font-size-complex="12pt" style:font-style-complex="normal"/>
    </style:style>
    <style:style style:name="T151" style:family="text">
      <style:text-properties style:text-position="0% 100%" fo:font-size="12pt" fo:language="uk" fo:country="UA" fo:font-style="normal" officeooo:rsid="003f9084" style:font-name-asian="Times New Roman1" style:font-size-asian="12pt" style:font-style-asian="normal" style:font-name-complex="Times New Roman1" style:font-size-complex="12pt" style:font-style-complex="normal"/>
    </style:style>
    <style:style style:name="T152" style:family="text">
      <style:text-properties style:text-position="0% 100%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53" style:family="text">
      <style:text-properties style:text-position="0% 100%" fo:font-size="12pt" fo:language="uk" fo:country="UA" fo:font-style="normal" officeooo:rsid="0041c6eb" style:font-name-asian="Times New Roman1" style:font-size-asian="12pt" style:font-style-asian="normal" style:font-name-complex="Times New Roman1" style:font-size-complex="12pt" style:font-style-complex="normal"/>
    </style:style>
    <style:style style:name="T154" style:family="text">
      <style:text-properties style:text-position="0% 100%" fo:font-size="12pt" fo:language="uk" fo:country="UA" fo:font-style="normal" officeooo:rsid="0036f0c3" style:font-name-asian="Times New Roman1" style:font-size-asian="12pt" style:font-style-asian="normal" style:font-name-complex="Times New Roman1" style:font-size-complex="12pt" style:font-style-complex="normal"/>
    </style:style>
    <style:style style:name="T155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56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57" style:family="text">
      <style:text-properties style:text-position="0% 100%" fo:font-size="12pt" fo:language="uk" fo:country="UA" style:font-name-asian="Times New Roman1" style:font-size-asian="12pt" style:font-name-complex="Times New Roman1" style:font-size-complex="12pt"/>
    </style:style>
    <style:style style:name="T158" style:family="text">
      <style:text-properties style:text-position="0% 100%" fo:font-size="12pt" fo:language="uk" fo:country="UA" officeooo:rsid="0040232e" style:font-name-asian="Times New Roman1" style:font-size-asian="12pt" style:font-name-complex="Times New Roman1" style:font-size-complex="12pt"/>
    </style:style>
    <style:style style:name="T159" style:family="text">
      <style:text-properties style:text-position="0% 100%" fo:font-size="12pt" fo:language="uk" fo:country="UA" officeooo:rsid="003e3f3a" style:font-name-asian="Times New Roman1" style:font-size-asian="12pt" style:font-name-complex="Times New Roman1" style:font-size-complex="12pt"/>
    </style:style>
    <style:style style:name="T160" style:family="text">
      <style:text-properties style:text-position="0% 100%" officeooo:rsid="002634e1"/>
    </style:style>
    <style:style style:name="T161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62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63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64" style:family="text">
      <style:text-properties style:text-position="0% 100%" fo:language="uk" fo:country="UA" fo:font-style="normal" officeooo:rsid="000d2bcb" style:font-name-asian="Noto Sans CJK SC Regular" style:font-style-asian="normal" style:font-name-complex="FreeSans" style:font-style-complex="normal"/>
    </style:style>
    <style:style style:name="T165" style:family="text">
      <style:text-properties style:text-position="0% 100%" fo:language="uk" fo:country="UA" fo:font-style="normal" officeooo:rsid="0021a2f8" style:font-name-asian="Noto Sans CJK SC Regular" style:font-style-asian="normal" style:font-name-complex="FreeSans" style:font-style-complex="normal"/>
    </style:style>
    <style:style style:name="T166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67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68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69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70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71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72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173" style:family="text">
      <style:text-properties style:text-position="0% 100%" fo:language="uk" fo:country="UA" officeooo:rsid="0023608f" style:font-name-asian="Symbol" style:font-name-complex="Symbol1"/>
    </style:style>
    <style:style style:name="T174" style:family="text">
      <style:text-properties style:text-position="0% 100%" fo:font-size="10pt" fo:language="uk" fo:country="UA" fo:font-style="normal" officeooo:rsid="002cf273" style:font-name-asian="Symbola" style:font-size-asian="10pt" style:font-style-asian="normal" style:font-name-complex="Symbola" style:font-size-complex="10pt" style:font-style-complex="normal"/>
    </style:style>
    <style:style style:name="T175" style:family="text">
      <style:text-properties style:text-position="0% 100%" style:font-name="Times New Roman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76" style:family="text">
      <style:text-properties style:text-position="0% 100%" style:font-name="Times New Roman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77" style:family="text">
      <style:text-properties style:text-position="0% 100%" style:font-name="Times New Roman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78" style:family="text">
      <style:text-properties style:text-position="0% 100%" style:font-name="Times New Roman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79" style:family="text">
      <style:text-properties style:text-position="0% 100%" style:font-name="Times New Roman" fo:font-size="12pt" fo:language="uk" fo:country="UA" fo:font-style="normal" officeooo:rsid="005846a8" style:font-name-asian="Times New Roman1" style:font-size-asian="12pt" style:font-style-asian="normal" style:font-name-complex="Times New Roman1" style:font-size-complex="12pt" style:font-style-complex="normal"/>
    </style:style>
    <style:style style:name="T180" style:family="text">
      <style:text-properties style:text-position="0% 100%" style:font-name="Times New Roman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81" style:family="text">
      <style:text-properties style:text-position="0% 100%" style:font-name="Times New Roman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82" style:family="text">
      <style:text-properties style:text-position="0% 100%" style:font-name="Times New Roman" fo:font-size="12pt" fo:language="uk" fo:country="UA" fo:font-style="italic" officeooo:rsid="003c7d60" style:font-name-asian="Noto Sans CJK SC Regular" style:font-size-asian="12pt" style:font-style-asian="italic" style:font-name-complex="FreeSans" style:font-size-complex="12pt" style:font-style-complex="italic"/>
    </style:style>
    <style:style style:name="T183" style:family="text">
      <style:text-properties style:text-position="0% 100%" style:font-name="Times New Roman1" fo:font-size="12pt" fo:language="uk" fo:country="UA" fo:font-style="normal" officeooo:rsid="0003692d" style:font-name-asian="Times New Roman1" style:font-size-asian="12pt" style:font-style-asian="normal" style:font-name-complex="Times New Roman1" style:font-size-complex="12pt" style:font-style-complex="normal"/>
    </style:style>
    <style:style style:name="T184" style:family="text">
      <style:text-properties officeooo:rsid="001fe023"/>
    </style:style>
    <style:style style:name="T185" style:family="text">
      <style:text-properties officeooo:rsid="004502e3"/>
    </style:style>
    <style:style style:name="T186" style:family="text">
      <style:text-properties officeooo:rsid="0046b39a"/>
    </style:style>
    <style:style style:name="T187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188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189" style:family="text">
      <style:text-properties officeooo:rsid="000c6998"/>
    </style:style>
    <style:style style:name="T190" style:family="text">
      <style:text-properties style:text-position="super 58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аріант №1</text:p>
      <text:p text:style-name="P1"><text:span text:style-name="T3">Домовленості</text:span>: <text:span text:style-name="T185">БФ - </text:span>булева функція; <text:span text:style-name="T1">Т</text:span><text:span text:style-name="T42">0</text:span><text:span text:style-name="T4">, </text:span><text:span text:style-name="T1">Т</text:span><text:span text:style-name="T42">1</text:span><text:span text:style-name="T4">, </text:span><text:bookmark-start text:name="__DdeLink__656_1770953849"/><text:span text:style-name="T1">L</text:span><text:span text:style-name="T4">,</text:span><text:bookmark-end text:name="__DdeLink__656_1770953849"/><text:span text:style-name="T4"> </text:span><text:span text:style-name="T1">M</text:span><text:span text:style-name="T4">, </text:span><text:span text:style-name="T1">S</text:span><text:span text:style-name="T4"> - множини БФ, що, відповідно, зберігають константу 0, константу 1, лінійних, монотонних і самодвоїстих; </text:span><text:span text:style-name="T6">Р</text:span><text:span text:style-name="T44">2</text:span><text:span text:style-name="T6"> — множина </text:span><text:span text:style-name="T8">в</text:span><text:span text:style-name="T6">сіх БФ, </text:span><text:span text:style-name="T7">¬ </text:span><text:span text:style-name="T6">і ¯ - знаки, що позначають операцію заперечення.</text:span></text:p>
      <text:list xml:id="list1376348623" text:style-name="L1">
        <text:list-item>
          <text:p text:style-name="P7">Побудувати таблицю істинності БФ <text:span text:style-name="T2">f</text:span><text:span text:style-name="T5">(</text:span><text:span text:style-name="T2">x</text:span><text:span text:style-name="T5">, </text:span><text:span text:style-name="T2">y</text:span><text:span text:style-name="T10">, </text:span><text:span text:style-name="T1">z</text:span><text:span text:style-name="T5">)</text:span><text:span text:style-name="T2"> </text:span><text:span text:style-name="T5">= </text:span><text:bookmark-start text:name="__DdeLink__182_388296396"/><text:span text:style-name="T2">x</text:span><text:bookmark-end text:name="__DdeLink__182_388296396"/><text:span text:style-name="T43"> </text:span><text:span text:style-name="T53">⊕</text:span><text:span text:style-name="T5"> (</text:span><text:span text:style-name="T65"><draw:frame draw:style-name="fr1" draw:name="Об'єкт23" text:anchor-type="as-char" svg:width="0.2008in" svg:height="0.1839in" draw:z-index="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43"> </text:span><text:span text:style-name="T68">→</text:span><text:span text:style-name="T5"> </text:span><text:span text:style-name="T2">z</text:span><text:span text:style-name="T5">). </text:span></text:p>
        </text:list-item>
        <text:list-item>
          <text:p text:style-name="P8"><text:span text:style-name="T14">Для БФ </text:span><text:span text:style-name="T12">f</text:span><text:span text:style-name="T16">(</text:span><text:span text:style-name="T12">x</text:span><text:span text:style-name="T16">, </text:span><text:span text:style-name="T12">y</text:span><text:span text:style-name="T16">)</text:span><text:span text:style-name="T12"> </text:span><text:span text:style-name="T16">= (00</text:span><text:span text:style-name="T17">1</text:span><text:span text:style-name="T16">0), </text:span><text:span text:style-name="T17">що задана табли</text:span><text:span text:style-name="T18">цею істинності </text:span><text:span text:style-name="T27">(вектором значень)</text:span><text:span text:style-name="T17">,</text:span><text:span text:style-name="T16"> знайти рівн</text:span><text:span text:style-name="T19">у</text:span><text:span text:style-name="T16"> їй ДДНФ.</text:span></text:p>
        </text:list-item>
        <text:list-item>
          <text:p text:style-name="P24"><text:span text:style-name="T9">Дл</text:span>я БФ <text:span text:style-name="T3">f</text:span>(<text:span text:style-name="T3">x</text:span>, <text:span text:style-name="T3">y</text:span>)<text:span text:style-name="T3"> </text:span>= (00<text:span text:style-name="T51">1</text:span>0), <text:span text:style-name="T51">що задана табли</text:span><text:span text:style-name="T184">цею істинності </text:span><text:span text:style-name="T186">(вектором значень)</text:span><text:span text:style-name="T51">,</text:span> знайти рівн<text:span text:style-name="T9">у</text:span> їй Д<text:span text:style-name="T9">К</text:span>НФ.</text:p>
        </text:list-item>
        <text:list-item>
          <text:p text:style-name="P25"><text:span text:style-name="T9">Дл</text:span>я БФ <text:span text:style-name="T3">f</text:span>(<text:span text:style-name="T3">x</text:span>, <text:span text:style-name="T3">y</text:span>, <text:span text:style-name="T3">z</text:span>)<text:span text:style-name="T3"> </text:span>= <text:bookmark-start text:name="__DdeLink__182_38829639611"/><text:span text:style-name="T3">x</text:span><text:bookmark-end text:name="__DdeLink__182_38829639611"/><text:span text:style-name="T3"> </text:span><text:span text:style-name="T53">⊕ </text:span><text:span text:style-name="T51">¬</text:span>(<text:span text:style-name="T3">y</text:span><text:span text:style-name="T28"> </text:span><text:span text:style-name="T68">→</text:span> <text:span text:style-name="T64"><draw:frame draw:style-name="fr2" draw:name="Об'єкт20" text:anchor-type="as-char" svg:y="-0.1492in" svg:width="0.1783in" svg:height="0.1854in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), <text:span text:style-name="T51">що задана аналітично,</text:span> <text:span text:style-name="T50">з</text:span><text:bookmark-start text:name="__DdeLink__188_9823469211"/>а допомогою рівносильних перетворень побудувати <text:span text:style-name="T50">рівну їй</text:span> Д<text:span text:style-name="T51">Д</text:span>НФ<text:bookmark-end text:name="__DdeLink__188_9823469211"/>.</text:p>
        </text:list-item>
        <text:list-item>
          <text:p text:style-name="P26"><text:span text:style-name="T9">Дл</text:span>я БФ <text:span text:style-name="T3">f</text:span>(<text:span text:style-name="T3">x</text:span>, <text:span text:style-name="T3">y</text:span>, <text:span text:style-name="T3">z</text:span>)<text:span text:style-name="T3"> </text:span>= <text:bookmark-start text:name="__DdeLink__182_3882963961"/><text:span text:style-name="T3">x</text:span><text:bookmark-end text:name="__DdeLink__182_3882963961"/><text:span text:style-name="T3"> </text:span><text:span text:style-name="T53">⊕ </text:span><text:span text:style-name="T51">¬</text:span>(<text:span text:style-name="T3">y</text:span><text:span text:style-name="T28"> </text:span><text:span text:style-name="T68">→</text:span> <text:span text:style-name="T64"><draw:frame draw:style-name="fr2" draw:name="Об'єкт24" text:anchor-type="as-char" svg:y="-0.1492in" svg:width="0.1783in" svg:height="0.1854in" draw:z-index="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), <text:span text:style-name="T51">що задана аналітично </text:span><text:span text:style-name="T63">(див. попередню задачу)</text:span><text:span text:style-name="T51">,</text:span> <text:span text:style-name="T50">з</text:span><text:bookmark-start text:name="__DdeLink__188_982346921"/>а допомогою рівносильних перетворень побудувати <text:span text:style-name="T50">рівну їй</text:span> ДКНФ<text:bookmark-end text:name="__DdeLink__188_982346921"/>.</text:p>
        </text:list-item>
        <text:list-item>
          <text:p text:style-name="P9"><text:span text:style-name="T20">За</text:span><text:span text:style-name="T21"> </text:span><text:span text:style-name="T25">вектор</text:span><text:span text:style-name="T26">а</text:span><text:span text:style-name="T25">м</text:span><text:span text:style-name="T26">и</text:span><text:span text:style-name="T25"> значень </text:span><text:span text:style-name="T21">БФ </text:span><text:span text:style-name="T13">f</text:span><text:span text:style-name="T21">(</text:span><text:span text:style-name="T13">х</text:span><text:span text:style-name="T30">1</text:span><text:span text:style-name="T21">, </text:span><text:span text:style-name="T13">х</text:span><text:span text:style-name="T30">2</text:span><text:span text:style-name="T70">) = (1011) та БФ </text:span><text:span text:style-name="T85">g</text:span><text:span text:style-name="T70">(</text:span><text:span text:style-name="T85">х</text:span><text:span text:style-name="T30">3</text:span><text:span text:style-name="T70">, </text:span><text:span text:style-name="T85">х</text:span><text:span text:style-name="T32">4</text:span><text:span text:style-name="T70">) = (1001) </text:span><text:span text:style-name="T71">побудувати таблицю істинності БФ </text:span><text:span text:style-name="T86">h</text:span><text:span text:style-name="T71">(</text:span><text:span text:style-name="T85">х</text:span><text:span text:style-name="T30">2</text:span><text:span text:style-name="T70">, </text:span><text:span text:style-name="T85">х</text:span><text:span text:style-name="T30">3</text:span><text:span text:style-name="T70">, </text:span><text:span text:style-name="T85">х</text:span><text:span text:style-name="T32">4</text:span><text:span text:style-name="T71">) = </text:span><text:span text:style-name="T85">f</text:span><text:span text:style-name="T70">(</text:span><text:span text:style-name="T85">g</text:span><text:span text:style-name="T70">(</text:span><text:span text:style-name="T85">х</text:span><text:span text:style-name="T32">4</text:span><text:span text:style-name="T70">, </text:span><text:span text:style-name="T30"><text:s/></text:span><text:span text:style-name="T85">х</text:span><text:span text:style-name="T30">2</text:span><text:span text:style-name="T70">), </text:span><text:span text:style-name="T85">х</text:span><text:span text:style-name="T30">3</text:span><text:span text:style-name="T148">∨</text:span><text:span text:style-name="T85">х</text:span><text:span text:style-name="T32">2</text:span><text:span text:style-name="T70">)</text:span><text:span text:style-name="T71">).</text:span></text:p>
        </text:list-item>
        <text:list-item>
          <text:p text:style-name="P10"><text:span text:style-name="T80">Подати функ</text:span><text:span text:style-name="T81">ці</text:span><text:span text:style-name="T80">ю </text:span><text:span text:style-name="T85">f</text:span><text:span text:style-name="T80"> у вигляд</text:span><text:span text:style-name="T81">і</text:span><text:span text:style-name="T80"> формули над множиною операц</text:span><text:span text:style-name="T81">ій</text:span><text:span text:style-name="T80"> </text:span><text:span text:style-name="T93">Н</text:span><text:span text:style-name="T80">, </text:span><text:span text:style-name="T81">якщо <text:s/></text:span><text:span text:style-name="T85">f</text:span><text:span text:style-name="T110"> </text:span><text:span text:style-name="T123">= </text:span><text:span text:style-name="T148">∨, </text:span><text:span text:style-name="T102">H</text:span><text:span text:style-name="T148"> = {¯, →}. </text:span></text:p>
        </text:list-item>
        <text:list-item>
          <text:p text:style-name="P39"><text:span text:style-name="T178">Довести, що </text:span><text:span text:style-name="T179">БФ</text:span><text:span text:style-name="T178"> <text:s/></text:span><text:span text:style-name="T181">f</text:span><text:span text:style-name="T175"> <text:s/></text:span><text:span text:style-name="T176">не можна подати формулою над множиною операцій Н, якщо </text:span><text:span text:style-name="T181">f</text:span><text:span text:style-name="T177"> </text:span><text:span text:style-name="T176">= ¯, <text:s text:c="10"/></text:span><text:span text:style-name="T182">Н</text:span><text:span text:style-name="T176"> </text:span><text:span text:style-name="T178">= {∨,∧, </text:span><text:span text:style-name="T180">→, ↔</text:span><text:span text:style-name="T178">}. </text:span></text:p>
        </text:list-item>
        <text:list-item>
          <text:p text:style-name="P11"><text:span text:style-name="T149">Знайти розклад БФ </text:span><text:span text:style-name="T94">f</text:span><text:span text:style-name="T124">(</text:span><text:span text:style-name="T94">х</text:span><text:span text:style-name="T36">1</text:span><text:span text:style-name="T124">, </text:span><text:span text:style-name="T94">х</text:span><text:span text:style-name="T36">2</text:span><text:span text:style-name="T124">, </text:span><text:span text:style-name="T94">х</text:span><text:span text:style-name="T36">3</text:span><text:span text:style-name="T124">, </text:span><text:span text:style-name="T94">х</text:span><text:span text:style-name="T36">4</text:span><text:span text:style-name="T124">)</text:span><text:span text:style-name="T149">, що задана формулою </text:span><text:span text:style-name="T103">А</text:span><text:span text:style-name="T149"> = ((</text:span><text:span text:style-name="T94">х</text:span><text:span text:style-name="T36">1 </text:span><text:span text:style-name="T140">∣</text:span><text:span text:style-name="T37"> </text:span><text:span text:style-name="T125">((</text:span><text:span text:style-name="T94">х</text:span><text:span text:style-name="T36">2</text:span><text:span text:style-name="T124"> </text:span><text:span text:style-name="T150">↔</text:span><text:span text:style-name="T124"> </text:span><text:span text:style-name="T94">х</text:span><text:span text:style-name="T37">1</text:span><text:span text:style-name="T125">)</text:span><text:span text:style-name="T149"> </text:span><text:span text:style-name="T150">→ </text:span><text:span text:style-name="T94">х</text:span><text:span text:style-name="T36">3</text:span><text:span text:style-name="T150">)↓(</text:span><text:span text:style-name="T120">¬</text:span><text:span text:style-name="T94">х</text:span><text:span text:style-name="T36">4</text:span><text:span text:style-name="T150">)), </text:span><text:span text:style-name="T149">за змінними </text:span><text:span text:style-name="T151">із </text:span><text:span text:style-name="T149">Z={</text:span><text:span text:style-name="T94">х</text:span><text:span text:style-name="T36">1</text:span><text:span text:style-name="T124">, </text:span><text:span text:style-name="T94">х</text:span><text:span text:style-name="T36">3</text:span><text:span text:style-name="T149">}. </text:span></text:p>
        </text:list-item>
        <text:list-item>
          <text:p text:style-name="P27"><text:span text:style-name="T57">Дл</text:span><text:span text:style-name="T59">я БФ </text:span><text:span text:style-name="T55">f</text:span><text:span text:style-name="T59">(</text:span><text:span text:style-name="T55">x</text:span><text:span text:style-name="T59">, </text:span><text:span text:style-name="T55">y</text:span><text:span text:style-name="T59">, </text:span><text:span text:style-name="T55">z</text:span><text:span text:style-name="T59">) </text:span><text:span text:style-name="T58">= (</text:span><text:span text:style-name="T66">11111010</text:span><text:span text:style-name="T58">) за означенням фіктивної (чи істотної) змінної встановити, якою - фіктивною чи істотною — є змінна </text:span><text:span text:style-name="T55">x</text:span><text:span text:style-name="T60">.</text:span><text:span text:style-name="T58"> </text:span></text:p>
        </text:list-item>
        <text:list-item>
          <text:p text:style-name="P28"><text:span text:style-name="T58">Д</text:span><text:span text:style-name="T52">ля </text:span><text:span text:style-name="T160">ДДНФ </text:span><text:span text:style-name="T59">БФ </text:span><text:span text:style-name="T55">f</text:span><text:span text:style-name="T59">(</text:span><text:span text:style-name="T55">x</text:span><text:span text:style-name="T59">, </text:span><text:span text:style-name="T55">y</text:span><text:span text:style-name="T59">, </text:span><text:span text:style-name="T55">z</text:span><text:span text:style-name="T59">) </text:span><text:span text:style-name="T58">= </text:span><text:span text:style-name="T61"><draw:frame draw:style-name="fr2" draw:name="Об'єкт13" text:anchor-type="as-char" svg:y="-0.1492in" svg:width="0.189in" svg:height="0.1854in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56">yz</text:span><text:span text:style-name="T54">∨</text:span><text:span text:style-name="T187">x</text:span><text:span text:style-name="T188"><draw:frame draw:style-name="fr1" draw:name="Об'єкт15" text:anchor-type="as-char" svg:width="0.2008in" svg:height="0.1839in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87">z</text:span><text:span text:style-name="T67">∨</text:span><text:span text:style-name="T61"><draw:frame draw:style-name="fr2" draw:name="Об'єкт17" text:anchor-type="as-char" svg:y="-0.1492in" svg:width="0.189in" svg:height="0.1854in" draw:z-index="11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62"><draw:frame draw:style-name="fr1" draw:name="Об'єкт18" text:anchor-type="as-char" svg:width="0.2008in" svg:height="0.1839in" draw:z-index="1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64"><draw:frame draw:style-name="fr2" draw:name="Об'єкт19" text:anchor-type="as-char" svg:y="-0.1492in" svg:width="0.1783in" svg:height="0.1854in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56"> </text:span><text:span text:style-name="T58">побудувати рівний їй </text:span><text:bookmark-start text:name="__DdeLink__1066_1401347031"/><text:span text:style-name="T58">поліном Жегалкіна</text:span><text:bookmark-end text:name="__DdeLink__1066_1401347031"/><text:span text:style-name="T58">.</text:span></text:p>
        </text:list-item>
        <text:list-item>
          <text:p text:style-name="P12"><text:span text:style-name="T72">С</text:span><text:span text:style-name="T73">користавшись методом невизначених коефіцієнтів, подати </text:span><text:span text:style-name="T71">БФ </text:span><text:span text:style-name="T86">f</text:span><text:span text:style-name="T71">(</text:span><text:span text:style-name="T86">x</text:span><text:span text:style-name="T71">, </text:span><text:span text:style-name="T86">y</text:span><text:span text:style-name="T71">, </text:span><text:span text:style-name="T86">z</text:span><text:span text:style-name="T71">) </text:span><text:span text:style-name="T72">= (</text:span><text:span text:style-name="T74">1</text:span><text:span text:style-name="T73">0</text:span><text:span text:style-name="T74">1</text:span><text:span text:style-name="T73">00</text:span><text:span text:style-name="T74">01</text:span><text:span text:style-name="T73">1</text:span><text:span text:style-name="T72">) </text:span><text:span text:style-name="T73">у вигляді </text:span><text:bookmark-start text:name="__DdeLink__1066_14013470311"/><text:span text:style-name="T72">поліном</text:span><text:span text:style-name="T73">у</text:span><text:span text:style-name="T72"> Жегалкіна</text:span><text:bookmark-end text:name="__DdeLink__1066_14013470311"/><text:span text:style-name="T72">.</text:span></text:p>
        </text:list-item>
        <text:list-item>
          <text:p text:style-name="P12"><text:span text:style-name="T15">Довести, що </text:span><text:span text:style-name="T11">х</text:span><text:span text:style-name="T29">і</text:span><text:span text:style-name="T15"> - </text:span><text:span text:style-name="T24">фіктивна</text:span><text:span text:style-name="T15"> змінна БФ </text:span><text:span text:style-name="T11">f</text:span><text:span text:style-name="T15">(</text:span><text:span text:style-name="T11">х</text:span><text:span text:style-name="T29">1</text:span><text:span text:style-name="T15">, </text:span><text:span text:style-name="T11">х</text:span><text:span text:style-name="T29">2</text:span><text:span text:style-name="T15">, ..., </text:span><text:span text:style-name="T11">х</text:span><text:span text:style-name="T29">n</text:span><text:span text:style-name="T15">) тоді і лише тоді, коли </text:span><text:span text:style-name="T11">х</text:span><text:span text:style-name="T29">і</text:span><text:span text:style-name="T15"> явно </text:span><text:span text:style-name="T24">не </text:span><text:span text:style-name="T15">входить у поліном Жегалкіна цієї функції.</text:span><text:span text:style-name="T72"> </text:span></text:p>
        </text:list-item>
        <text:list-item>
          <text:p text:style-name="P13"><text:span text:style-name="T119">Показати, що кількість булевих функцій, що суттєво залежать від n аргументів, визначається рекурентним співвідношенням A</text:span><text:span text:style-name="T38">n</text:span><text:span text:style-name="T119"> </text:span><text:span text:style-name="T134">=</text:span><text:span text:style-name="T119"> </text:span><text:span text:style-name="T119"><draw:frame draw:style-name="fr3" draw:name="1" text:anchor-type="as-char" svg:y="-0.2181in" svg:width="0.1929in" svg:height="0.2598in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19"><text:s/>- </text:span><text:span text:style-name="T154"><draw:frame draw:style-name="fr2" draw:name="Об'єкт53" text:anchor-type="as-char" svg:y="-0.1744in" svg:width="0.4083in" svg:height="0.248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54"><draw:frame draw:style-name="fr2" draw:name="Об'єкт21" text:anchor-type="as-char" svg:y="-0.1744in" svg:width="0.2764in" svg:height="0.248in" draw:z-index="1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95">A</text:span><text:span text:style-name="T39">i</text:span><text:span text:style-name="T119">, де </text:span><text:span text:style-name="T92">A</text:span><text:span text:style-name="T40">i</text:span><text:span text:style-name="T119"> - кількість булевих функцій, що суттєво залежать від </text:span><text:span text:style-name="T92">i</text:span><text:span text:style-name="T119"> аргументів.</text:span></text:p>
        </text:list-item>
        <text:list-item>
          <text:p text:style-name="P14"><text:span text:style-name="T108">Дови</text:span><text:span text:style-name="T109">значити </text:span><text:span text:style-name="T108">БФ</text:span><text:span text:style-name="T109"> </text:span><text:span text:style-name="T88">f <text:s/></text:span><text:span text:style-name="T89">= </text:span><text:span text:style-name="T109">(*001*1**), </text:span><text:span text:style-name="T108">з</text:span><text:span text:style-name="T72">аміни</text:span><text:span text:style-name="T75">вш</text:span><text:span text:style-name="T72">и у кортежі (*001*1**) зірочки символами 0 і 1 так, щоб утворився вектор значень деякої лінійної функції <text:s/></text:span><text:span text:style-name="T88">f</text:span><text:span text:style-name="T109">. </text:span><text:span text:style-name="T108">Записати</text:span><text:span text:style-name="T109"> </text:span><text:span text:style-name="T108">отриману </text:span><text:span text:style-name="T109">функцію </text:span><text:span text:style-name="T88">f </text:span><text:span text:style-name="T105">аналітично</text:span><text:span text:style-name="T109">. </text:span><text:span text:style-name="T105">Відповідь обґрунтувати.</text:span></text:p>
        </text:list-item>
        <text:list-item>
          <text:p text:style-name="P33"><text:span text:style-name="T104">Чи <text:s/>є монотонною БФ </text:span><text:span text:style-name="T85">f</text:span><text:span text:style-name="T110">(</text:span><text:span text:style-name="T85">х</text:span><text:span text:style-name="T32">1</text:span><text:span text:style-name="T110">, </text:span><text:span text:style-name="T85">х</text:span><text:span text:style-name="T32">2</text:span><text:span text:style-name="T110">, </text:span><text:span text:style-name="T85">х</text:span><text:span text:style-name="T34">3</text:span><text:span text:style-name="T110">) = (</text:span><text:span text:style-name="T104">0</text:span><text:span text:style-name="T111">01</text:span><text:span text:style-name="T104">1</text:span><text:span text:style-name="T111">00</text:span><text:span text:style-name="T110">01)? </text:span><text:span text:style-name="T104">Відповідь обґрунтувати.</text:span></text:p>
        </text:list-item>
        <text:list-item>
          <text:p text:style-name="P15"><text:span text:style-name="T15">Довести, що для довільної монотонної БФ </text:span><text:span text:style-name="T11">f</text:span><text:span text:style-name="T15">(</text:span><text:span text:style-name="T11">х</text:span><text:span text:style-name="T29">1</text:span><text:span text:style-name="T15">, </text:span><text:span text:style-name="T11">х</text:span><text:span text:style-name="T29">2</text:span><text:span text:style-name="T15">, ..., </text:span><text:span text:style-name="T11">х</text:span><text:span text:style-name="T29">n</text:span><text:span text:style-name="T15">) справедливий розклад: <text:s text:c="7"/></text:span><text:span text:style-name="T90"><text:s text:c="13"/>f</text:span><text:span text:style-name="T112">(</text:span><text:span text:style-name="T90">х</text:span><text:span text:style-name="T35">1</text:span><text:span text:style-name="T112">, </text:span><text:span text:style-name="T90">х</text:span><text:span text:style-name="T35">2</text:span><text:span text:style-name="T112">, ..., </text:span><text:span text:style-name="T90">х</text:span><text:span text:style-name="T35">n</text:span><text:span text:style-name="T112">) = </text:span><text:span text:style-name="T113">(</text:span><text:span text:style-name="T90">х</text:span><text:span text:style-name="T35">1</text:span><text:span text:style-name="T145">∨</text:span><text:span text:style-name="T90">f</text:span><text:span text:style-name="T112">(</text:span><text:span text:style-name="T113">0</text:span><text:span text:style-name="T112">, </text:span><text:span text:style-name="T90">х</text:span><text:span text:style-name="T35">2</text:span><text:span text:style-name="T112">, ..., </text:span><text:span text:style-name="T90">х</text:span><text:span text:style-name="T35">n</text:span><text:span text:style-name="T112">)</text:span><text:span text:style-name="T113">)</text:span><text:span text:style-name="T139">∧</text:span><text:span text:style-name="T90">f</text:span><text:span text:style-name="T112">(</text:span><text:span text:style-name="T113">1</text:span><text:span text:style-name="T112">, </text:span><text:span text:style-name="T90">х</text:span><text:span text:style-name="T35">2</text:span><text:span text:style-name="T112">, ..., </text:span><text:span text:style-name="T90">х</text:span><text:span text:style-name="T35">n</text:span><text:span text:style-name="T112">).</text:span></text:p>
        </text:list-item>
        <text:list-item>
          <text:p text:style-name="P16"><text:span text:style-name="T112">Довести, що довільна монотонна </text:span><text:span text:style-name="T114">БФ</text:span><text:span text:style-name="T112">, що відмінна від константи, може бути представлена ДНФ без заперечень.</text:span></text:p>
        </text:list-item>
        <text:list-item>
          <text:p text:style-name="P34"><text:span text:style-name="T104">Знайти двоїсту БФ для </text:span><text:span text:style-name="T106">БФ </text:span><text:span text:style-name="T86">f</text:span><text:span text:style-name="T106">(</text:span><text:span text:style-name="T86">x</text:span><text:span text:style-name="T106">, </text:span><text:span text:style-name="T86">y</text:span><text:span text:style-name="T106">, </text:span><text:span text:style-name="T86">z</text:span><text:span text:style-name="T106">) </text:span><text:span text:style-name="T109">= (</text:span><text:span text:style-name="T115">1</text:span><text:span text:style-name="T104">00</text:span><text:span text:style-name="T115">11010</text:span><text:span text:style-name="T109">). </text:span><text:span text:style-name="T105">Відповідь обґрунтувати.</text:span></text:p>
        </text:list-item>
        <text:list-item>
          <text:p text:style-name="P17"><text:span text:style-name="T105">Ч</text:span><text:span text:style-name="T116">и є БФ </text:span><text:span text:style-name="T86">f</text:span><text:span text:style-name="T106">(</text:span><text:span text:style-name="T86">x</text:span><text:span text:style-name="T106">, </text:span><text:span text:style-name="T86">y</text:span><text:span text:style-name="T106">, </text:span><text:span text:style-name="T86">z</text:span><text:span text:style-name="T106">) </text:span><text:span text:style-name="T109">= (</text:span><text:span text:style-name="T115">1</text:span><text:span text:style-name="T112">00</text:span><text:span text:style-name="T115">11010</text:span><text:span text:style-name="T109">) </text:span><text:span text:style-name="T116">(див. попередню задачу) самодвоїстою?</text:span><text:span text:style-name="T109"> </text:span><text:span text:style-name="T105">Відповідь обґрунтувати.</text:span></text:p>
        </text:list-item>
        <text:list-item>
          <text:p text:style-name="P17"><text:span text:style-name="T105">З</text:span><text:span text:style-name="T116">найти </text:span><text:span text:style-name="T117">(</text:span><text:span text:style-name="T116">аналітично</text:span><text:span text:style-name="T117">)</text:span><text:span text:style-name="T116"> двоїсту БФ до БФ </text:span><text:span text:style-name="T86">f</text:span><text:span text:style-name="T106">(</text:span><text:span text:style-name="T86">x</text:span><text:span text:style-name="T106">, </text:span><text:span text:style-name="T86">y</text:span><text:span text:style-name="T106">) </text:span><text:span text:style-name="T109">= <text:s/></text:span><text:bookmark-start text:name="__DdeLink__182_388296396111"/><text:span text:style-name="T87">x</text:span><text:bookmark-end text:name="__DdeLink__182_388296396111"/><text:span text:style-name="T137">⊕</text:span><text:span text:style-name="T87">y</text:span><text:span text:style-name="T107">.</text:span></text:p>
        </text:list-item>
        <text:list-item>
          <text:p text:style-name="P18"><text:soft-page-break/><text:span text:style-name="T15">Визначити </text:span><text:span text:style-name="T23">кількість</text:span><text:span text:style-name="T15"> </text:span><text:span text:style-name="T22">БФ</text:span><text:span text:style-name="T15"> від </text:span><text:span text:style-name="T69">n</text:span><text:span text:style-name="T15"> змінних, </text:span><text:span text:style-name="T22">що</text:span><text:span text:style-name="T15"> належать множині </text:span><text:bookmark text:name="__DdeLink__608_1418879442"/><text:span text:style-name="T87">Т</text:span><text:span text:style-name="T33">0</text:span><text:span text:style-name="T174">∩</text:span><text:span text:style-name="T87">Т</text:span><text:span text:style-name="T33">1</text:span><text:span text:style-name="T174">∩</text:span><text:span text:style-name="T98">S</text:span><text:span text:style-name="T15">. </text:span><text:span text:style-name="T105">Відповідь обґрунтувати.</text:span></text:p>
        </text:list-item>
        <text:list-item>
          <text:p text:style-name="P19"><text:span text:style-name="T107">Визначити </text:span><text:span text:style-name="T135">кількість</text:span><text:span text:style-name="T107"> </text:span><text:span text:style-name="T117">БФ</text:span><text:span text:style-name="T107"> від n змінних, </text:span><text:span text:style-name="T117">що</text:span><text:span text:style-name="T107"> належать множині </text:span><text:span text:style-name="T96">L</text:span><text:span text:style-name="T143">\</text:span><text:span text:style-name="T144">(</text:span><text:span text:style-name="T97">М</text:span><text:bookmark-start text:name="__DdeLink__608_141887944121"/><text:span text:style-name="T183">∪</text:span><text:bookmark-end text:name="__DdeLink__608_141887944121"/><text:span text:style-name="T98">S</text:span><text:bookmark text:name="__DdeLink__608_141887944131"/><text:bookmark text:name="__DdeLink__608_141887944111"/><text:bookmark text:name="__DdeLink__608_1418879444"/><text:span text:style-name="T136">)</text:span><text:span text:style-name="T107">. </text:span><text:span text:style-name="T105">Відповідь обґрунтувати.</text:span></text:p>
        </text:list-item>
        <text:list-item>
          <text:p text:style-name="P29"><text:span text:style-name="T163">Довести</text:span><text:span text:style-name="T162">, що не існує самодвоїстої </text:span><text:span text:style-name="T163">БФ</text:span><text:span text:style-name="T162">, </text:span><text:span text:style-name="T163">істотно</text:span><text:span text:style-name="T162"> залежної від двох </text:span>змінних. </text:p>
        </text:list-item>
        <text:list-item>
          <text:p text:style-name="P29"><text:span text:style-name="T162">Довести, якщо </text:span><text:span text:style-name="T3">f</text:span> не є константою, а <text:span text:style-name="T3">f</text:span> <text:span text:style-name="T173">∨</text:span><text:span text:style-name="T3">f</text:span><text:span text:style-name="T52">*</text:span> - константа, то <text:s/><text:span text:style-name="T169">f</text:span><text:span text:style-name="T166">∉</text:span><text:span text:style-name="T171">М</text:span><text:span text:style-name="T166">∪</text:span><text:bookmark-start text:name="__DdeLink__608_1418879442121"/><text:span text:style-name="T170">S</text:span><text:bookmark-end text:name="__DdeLink__608_1418879442121"/><text:span text:style-name="T170">.</text:span></text:p>
        </text:list-item>
        <text:list-item>
          <text:p text:style-name="P35"><text:span text:style-name="T69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76">Відповідь обґрунтувати.</text:span></text:p>
        </text:list-item>
        <text:list-item>
          <text:p text:style-name="P36"><text:span text:style-name="T69">Користуючись методом зведення до функ</text:span><text:span text:style-name="T77">ці</text:span><text:span text:style-name="T69">онально повно</text:span><text:span text:style-name="T77">ї</text:span><text:span text:style-name="T69"> системи <text:s/></text:span><text:span text:style-name="T158">Σ</text:span><text:span text:style-name="T41">2</text:span><text:span text:style-name="T77"> = {</text:span><text:span text:style-name="T158">∧, ¯</text:span><text:span text:style-name="T77">}</text:span><text:span text:style-name="T69">, </text:span><text:span text:style-name="T158">Σ</text:span><text:span text:style-name="T41">1</text:span><text:span text:style-name="T77"> = {</text:span><text:span text:style-name="T158">∨, ¯</text:span><text:span text:style-name="T77">}</text:span><text:span text:style-name="T69">, </text:span><text:span text:style-name="T83">або </text:span><text:span text:style-name="T158">Σ</text:span><text:span text:style-name="T41">0</text:span><text:span text:style-name="T77"> = {</text:span><text:span text:style-name="T158">∨,∧, ¯</text:span><text:span text:style-name="T77">},</text:span><text:span text:style-name="T69"> довести функ</text:span><text:span text:style-name="T78">ціо</text:span><text:span text:style-name="T69">нальну повноту системи </text:span><text:span text:style-name="T158">Σ</text:span><text:span text:style-name="T69"> </text:span><text:span text:style-name="T77">= {</text:span><text:span text:style-name="T82">(</text:span><text:span text:style-name="T86">х</text:span><text:span text:style-name="T158">∧</text:span><text:span text:style-name="T86">у</text:span><text:span text:style-name="T82">)</text:span><text:span text:style-name="T156">⊕</text:span><text:span text:style-name="T99">z</text:span><text:span text:style-name="T71">, </text:span><text:span text:style-name="T82">(</text:span><text:span text:style-name="T86">х</text:span><text:span text:style-name="T159">↔</text:span><text:span text:style-name="T86">у</text:span><text:span text:style-name="T82">)</text:span><text:span text:style-name="T156">⊕</text:span><text:span text:style-name="T99">z</text:span><text:span text:style-name="T77">}</text:span><text:span text:style-name="T69">. </text:span></text:p>
        </text:list-item>
        <text:list-item>
          <text:p text:style-name="P37"><text:span text:style-name="T69">Чи є </text:span><text:span text:style-name="T79">функ</text:span><text:span text:style-name="T77">ці</text:span><text:span text:style-name="T79">онально повно</text:span><text:span text:style-name="T69">ю</text:span><text:span text:style-name="T79"> систем</text:span><text:span text:style-name="T69">а БФ</text:span><text:span text:style-name="T79"> </text:span><text:span text:style-name="T158">Σ </text:span><text:span text:style-name="T157">= </text:span><text:span text:style-name="T77">{</text:span><text:span text:style-name="T158">∧, </text:span><text:span text:style-name="T156">⊕, </text:span><text:span text:style-name="T155">0</text:span><text:span text:style-name="T77">}? </text:span><text:span text:style-name="T76">Відповідь обґрунтувати. </text:span></text:p>
        </text:list-item>
        <text:list-item>
          <text:p text:style-name="P38"><text:span text:style-name="T69">Чи є базисом в Р</text:span><text:span text:style-name="T29">2</text:span><text:span text:style-name="T69"> </text:span><text:span text:style-name="T79">систем</text:span><text:span text:style-name="T69">а</text:span><text:span text:style-name="T79"> </text:span><text:span text:style-name="T69">БФ </text:span><text:span text:style-name="T158">Σ</text:span><text:span text:style-name="T77"> = {</text:span><text:span text:style-name="T158">∨,∧, ¯</text:span><text:span text:style-name="T77">}? </text:span><text:span text:style-name="T76">Відповідь обґрунтувати. </text:span></text:p>
        </text:list-item>
        <text:list-item>
          <text:p text:style-name="P20"><text:span text:style-name="T126">Чи є </text:span><text:span text:style-name="T127">функ</text:span><text:span text:style-name="T128">ці</text:span><text:span text:style-name="T127">онально повно</text:span><text:span text:style-name="T126">ю</text:span><text:span text:style-name="T127"> систем</text:span><text:span text:style-name="T126">а БФ</text:span><text:span text:style-name="T127"> </text:span><text:span text:style-name="T152">Σ </text:span><text:span text:style-name="T153">= </text:span><text:span text:style-name="T128">{</text:span><text:span text:style-name="T129">(0</text:span><text:span text:style-name="T130">111</text:span><text:span text:style-name="T129">)</text:span><text:span text:style-name="T152">, </text:span><text:span text:style-name="T129">(</text:span><text:span text:style-name="T133">0</text:span><text:span text:style-name="T130">1</text:span><text:span text:style-name="T131">011010</text:span><text:span text:style-name="T129">)</text:span><text:span text:style-name="T152">, </text:span><text:span text:style-name="T141">(0</text:span><text:span text:style-name="T142">1</text:span><text:span text:style-name="T141">11</text:span><text:span text:style-name="T142">1</text:span><text:span text:style-name="T141">111)</text:span><text:span text:style-name="T128">}? </text:span><text:span text:style-name="T105">Відповідь обґрунтувати. </text:span></text:p>
        </text:list-item>
        <text:list-item>
          <text:p text:style-name="P21"><text:span text:style-name="T76">Д</text:span><text:span text:style-name="T69">овести, що коли </text:span><text:span text:style-name="T71"><text:s/></text:span><text:span text:style-name="T86">f</text:span><text:span text:style-name="T155">∉</text:span><text:span text:style-name="T87">Т</text:span><text:span text:style-name="T31">0</text:span><text:span text:style-name="T155">∪</text:span><text:span text:style-name="T87">Т</text:span><text:span text:style-name="T31">1</text:span><text:span text:style-name="T155">∪</text:span><text:bookmark-start text:name="__DdeLink__608_141887944212"/><text:span text:style-name="T84">S</text:span><text:bookmark-end text:name="__DdeLink__608_141887944212"/><text:span text:style-name="T69">, то {</text:span><text:span text:style-name="T71"> </text:span><text:span text:style-name="T86">f</text:span><text:span text:style-name="T69">} — функціонально повна система.</text:span></text:p>
        </text:list-item>
        <text:list-item>
          <text:p text:style-name="P30"><text:span text:style-name="T163">Чи існує базис в P</text:span><text:span text:style-name="T47">2</text:span><text:span text:style-name="T163">, що складається з таких чотирьох функцій </text:span><text:span text:style-name="T171">f</text:span><text:span text:style-name="T47">1</text:span><text:span text:style-name="T163">, </text:span><text:span text:style-name="T171">f</text:span><text:span text:style-name="T47">2</text:span><text:span text:style-name="T163">, </text:span><text:span text:style-name="T171">f</text:span><text:span text:style-name="T47">3</text:span><text:span text:style-name="T163">, </text:span><text:span text:style-name="T171">f</text:span><text:span text:style-name="T47">4</text:span><text:span text:style-name="T163">, що </text:span><text:span text:style-name="T169">f</text:span><text:span text:style-name="T47">1</text:span><text:span text:style-name="T166">∉</text:span><text:span text:style-name="T172">Т</text:span><text:span text:style-name="T48">0</text:span><text:span text:style-name="T163">, </text:span><text:span text:style-name="T169">f</text:span><text:span text:style-name="T49">2</text:span><text:span text:style-name="T166">∉</text:span><text:span text:style-name="T172">Т</text:span><text:span text:style-name="T49">1</text:span><text:span text:style-name="T163">, </text:span><text:span text:style-name="T169">f</text:span><text:span text:style-name="T49">3</text:span><text:span text:style-name="T166">∉</text:span><text:span text:style-name="T171">L</text:span><text:span text:style-name="T163">, </text:span><text:span text:style-name="T169">f</text:span><text:span text:style-name="T49">4</text:span><text:span text:style-name="T166">∉</text:span><text:span text:style-name="T163">S? </text:span><text:span text:style-name="T162">Відповідь обґрунтувати.</text:span></text:p>
        </text:list-item>
        <text:list-item>
          <text:p text:style-name="P30"><text:span text:style-name="T162">Довести, що </text:span><text:span text:style-name="T164">М</text:span><text:span text:style-name="T190">*</text:span><text:span text:style-name="T162">=</text:span><text:span text:style-name="T164">М</text:span><text:span text:style-name="T162"> </text:span><text:span text:style-name="T164">(тут </text:span><text:span text:style-name="T162"><text:s/></text:span><text:span text:style-name="T164">М</text:span><text:span text:style-name="T190">*</text:span><text:span text:style-name="T162"> - </text:span><text:span text:style-name="T164">клас двоїстих до класу</text:span><text:span text:style-name="T162"> </text:span><text:span text:style-name="T164">М</text:span><text:span text:style-name="T162"> </text:span><text:span text:style-name="T164">функцій).</text:span></text:p>
        </text:list-item>
        <text:list-item>
          <text:p text:style-name="P31">Визначити довжину скороченої днф функції <text:span text:style-name="T189">х</text:span><text:span text:style-name="T45">1</text:span><text:span text:style-name="T168">⊕</text:span><text:span text:style-name="T167">х</text:span><text:span text:style-name="T46">2</text:span><text:span text:style-name="T168">⊕ ... ⊕ </text:span><text:span text:style-name="T167">х</text:span><text:span text:style-name="T46">n</text:span><text:span text:style-name="T167">.</text:span></text:p>
        </text:list-item>
        <text:list-item>
          <text:p text:style-name="P32"><text:span text:style-name="T161">Визначити число тупикових ДНФ та число мінімальних ДНФ </text:span><text:span text:style-name="T165">булевої функції</text:span><text:span text:style-name="T161"> <text:s text:c="21"/></text:span><text:span text:style-name="T172">f</text:span><text:span text:style-name="T161">(</text:span><text:span text:style-name="T172">х</text:span><text:span text:style-name="T48">1</text:span><text:span text:style-name="T161">, </text:span><text:span text:style-name="T172">х</text:span><text:span text:style-name="T48">2</text:span><text:span text:style-name="T161">, ..., </text:span><text:span text:style-name="T172">х</text:span><text:span text:style-name="T48">n</text:span><text:span text:style-name="T161">) = (011111...110).</text:span></text:p>
        </text:list-item>
        <text:list-item>
          <text:p text:style-name="P22"><text:span text:style-name="T105">Довести, що жодна проста імпліканта монотонної </text:span><text:span text:style-name="T114">БФ</text:span><text:span text:style-name="T105"> не містить заперечень змінних.</text:span></text:p>
        </text:list-item>
        <text:list-item>
          <text:p text:style-name="P22"><text:span text:style-name="T105">Довести, що скорочена ДНФ, що представляє монотонну </text:span><text:span text:style-name="T114">БФ</text:span><text:span text:style-name="T105">, є мінімальною </text:span><text:span text:style-name="T114">ДНФ</text:span><text:span text:style-name="T105">.</text:span></text:p>
        </text:list-item>
        <text:list-item>
          <text:p text:style-name="P23"><text:span text:style-name="T109">Мінімізувати </text:span><text:span text:style-name="T118">БФ</text:span><text:span text:style-name="T109"> </text:span><text:span text:style-name="T88">f</text:span><text:span text:style-name="T118"> за допомогою </text:span><text:span text:style-name="T109">метод</text:span><text:span text:style-name="T132">у</text:span><text:span text:style-name="T118"> Блейка і </text:span><text:span text:style-name="T109">метод</text:span><text:span text:style-name="T132">у</text:span><text:span text:style-name="T118"> </text:span><text:span text:style-name="T122">Петрика</text:span><text:span text:style-name="T118">, </text:span><text:span text:style-name="T119">якщо</text:span><text:span text:style-name="T88"> f</text:span><text:span text:style-name="T106">(</text:span><text:span text:style-name="T86">x</text:span><text:span text:style-name="T106">, </text:span><text:span text:style-name="T86">y</text:span><text:span text:style-name="T106">, </text:span><text:span text:style-name="T86">z</text:span><text:span text:style-name="T106">) </text:span><text:span text:style-name="T109">= </text:span><text:span text:style-name="T120">¬</text:span><text:span text:style-name="T119">((</text:span><text:span text:style-name="T120"><draw:frame draw:style-name="fr2" draw:name="Об'єкт7" text:anchor-type="as-char" svg:y="-0.1492in" svg:width="0.189in" svg:height="0.1854in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38">∨</text:span><text:span text:style-name="T146"><draw:frame draw:style-name="fr2" draw:name="Об'єкт8" text:anchor-type="as-char" svg:y="-0.1492in" svg:width="0.1783in" svg:height="0.1854in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47">)(</text:span><text:span text:style-name="T100">у</text:span><text:span text:style-name="T138">∨</text:span><text:span text:style-name="T146"><draw:frame draw:style-name="fr2" draw:name="Об'єкт9" text:anchor-type="as-char" svg:y="-0.1492in" svg:width="0.1783in" svg:height="0.1854in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47">))</text:span><text:span text:style-name="T145">∨</text:span><text:span text:style-name="T145"><draw:frame draw:style-name="fr2" draw:name="Об'єкт10" text:anchor-type="as-char" svg:y="-0.1492in" svg:width="0.189in" svg:height="0.1854in" draw:z-index="4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21"><draw:frame draw:style-name="fr1" draw:name="Об'єкт11" text:anchor-type="as-char" svg:width="0.2008in" svg:height="0.1839in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46"> </text:span><text:span text:style-name="T138">∨</text:span><text:span text:style-name="T146"> </text:span><text:span text:style-name="T101">x</text:span><text:span text:style-name="T121">(</text:span><text:span text:style-name="T91">у</text:span><text:span text:style-name="T145">∨</text:span><text:span text:style-name="T119"><draw:frame draw:style-name="fr1" draw:name="Об'єкт12" text:anchor-type="as-char" svg:width="0.2008in" svg:height="0.1839in" draw:z-index="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46">z</text:span><text:span text:style-name="T147">).</text:span><text:span text:style-name="T92"> </text:span></text:p>
        </text:list-item>
        <text:list-item>
          <text:p text:style-name="P32"><text:span text:style-name="T167">Визначити число тупикових днф та число мінімальних днф функції х</text:span><text:span text:style-name="T46">1</text:span><text:span text:style-name="T168">⊕</text:span><text:span text:style-name="T167">х</text:span><text:span text:style-name="T46">2</text:span><text:span text:style-name="T168">⊕ ... ⊕ </text:span><text:span text:style-name="T167">х</text:span><text:span text:style-name="T46">n</text:span><text:span text:style-name="T167">.</text:span></text:p>
          <text:p text:style-name="P40"/>
        </text:list-item>
      </text:list>
      <text:p text:style-name="P6"/>
      <text:p text:style-name="P3"/>
      <text:p text:style-name="P4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FreeSans" svg:font-family="FreeSans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23:39:26.575463243</meta:creation-date>
    <meta:generator>LibreOffice/6.4.7.2$Linux_X86_64 LibreOffice_project/40$Build-2</meta:generator>
    <dc:date>2022-02-23T23:22:03.480779673</dc:date>
    <meta:editing-duration>PT6H55M11S</meta:editing-duration>
    <meta:editing-cycles>27</meta:editing-cycles>
    <meta:document-statistic meta:table-count="0" meta:image-count="0" meta:object-count="17" meta:page-count="2" meta:paragraph-count="42" meta:word-count="740" meta:character-count="4390" meta:non-whitespace-character-count="3650"/>
  </office:meta>
</office:document-meta>
</file>

<file path=Object 10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4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6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9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0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21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5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6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